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adornments="Bol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3"/>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6"/>
    <style:style style:name="P6" style:family="paragraph" style:parent-style-name="Heading_20_1">
      <style:paragraph-properties fo:break-before="page"/>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mell Detection</text:h>
      <text:h text:style-name="Heading_20_4" text:outline-level="4">Name: Switch statement</text:h>
      <text:p text:style-name="Text_20_body">Location: file_handler.py in the open method</text:p>
      <text:p text:style-name="Text_20_body">Reasons:</text:p>
      <text:list xml:id="list2920931195374262216" text:style-name="L2">
        <text:list-item>
          <text:p text:style-name="P1">If/elif/elif statement is like a switch</text:p>
        </text:list-item>
        <text:list-item>
          <text:p text:style-name="P1">May need to be extended in future for more filetypes so could potentially have even more ifs</text:p>
        </text:list-item>
        <text:list-item>
          <text:p text:style-name="P1">Only thing that varies between cases is input string and which method to call</text:p>
        </text:list-item>
      </text:list>
      <text:p text:style-name="Text_20_body">Strategy/Approach</text:p>
      <text:p text:style-name="Text_20_body">Make a dictionary of file extentions to filereader subclasses in the filehandler class</text:p>
      <text:p text:style-name="Text_20_body">Use polymorphism to base how the file is opened based on which subclass, choosing the subclass from the dictionary based on file extensions</text:p>
      <text:h text:style-name="Heading_20_4" text:outline-level="4">Name: Divergent Responsiblity</text:h>
      <text:p text:style-name="Text_20_body">Location: validator.py in the __init__ of the Validator class</text:p>
      <text:p text:style-name="Text_20_body">Reasons:</text:p>
      <text:list xml:id="list3374192628324299145" text:style-name="L3">
        <text:list-item>
          <text:p text:style-name="P2">Regular expressions in the __init__ represent business logic that can change</text:p>
        </text:list-item>
        <text:list-item>
          <text:p text:style-name="P2">Validator also cares about how the data sets are bundled, which can also change</text:p>
        </text:list-item>
        <text:list-item>
          <text:p text:style-name="P2">This is two reasons for change</text:p>
        </text:list-item>
      </text:list>
      <text:p text:style-name="Text_20_body">Strategy/Approach</text:p>
      <text:p text:style-name="Text_20_body">Create a RuleChecker class with methods for applying business logic (the regular expressions) - “Extract class”</text:p>
      <text:p text:style-name="Text_20_body">Hold only a reference to a RuleChecker object in the Validator class</text:p>
      <text:p text:style-name="Text_20_body">Change the check methods of theValidator class to use the methods of the RuleChecker class for their comparison, with the Validator in charge of handling what to do if the input does/doesn't match the rules.</text:p>
      <text:h text:style-name="Heading_20_4" text:outline-level="4">Name: Duplicate Code</text:h>
      <text:p text:style-name="Text_20_body">Location: validator.py in the Validator class, all of the check_ methods</text:p>
      <text:p text:style-name="Text_20_body">Reasons:</text:p>
      <text:list xml:id="list7834558155309081386" text:style-name="L4">
        <text:list-item>
          <text:p text:style-name="P3">Each other check methods differs only by what parameters are passed to the RuleCheck class's check_field method</text:p>
        </text:list-item>
        <text:list-item>
          <text:p text:style-name="P3"><text:s/>This makes the validator class very large</text:p>
        </text:list-item>
        <text:list-item>
          <text:p text:style-name="P3">Any change made (like the divergent responsibility refactor) must be repeated many times</text:p>
        </text:list-item>
      </text:list>
      <text:p text:style-name="Text_20_body">Strategy/Approach</text:p>
      <text:p text:style-name="Text_20_body">Extract method to make a general case</text:p>
      <text:p text:style-name="Text_20_body">use parameters to mark the differences</text:p>
      <text:h text:style-name="Heading_20_4" text:outline-level="4"><text:soft-page-break/>Name: Middle-Man</text:h>
      <text:p text:style-name="Text_20_body">Location: validator.py, in the check methods</text:p>
      <text:p text:style-name="Text_20_body">Reasons:</text:p>
      <text:list xml:id="list1860013048990182797" text:style-name="L6">
        <text:list-item>
          <text:p text:style-name="P5">Each method does nothing except call another method</text:p>
        </text:list-item>
        <text:list-item>
          <text:p text:style-name="P5">There's really no reason for them to exist any more</text:p>
        </text:list-item>
      </text:list>
      <text:list xml:id="list4735504682387613676" text:style-name="L5">
        <text:list-item>
          <text:p text:style-name="P4">They make the code longer / messier</text:p>
        </text:list-item>
        <text:list-item>
          <text:p text:style-name="P4">Normally a middle-man is about classes delegating everything but also applies to methods</text:p>
        </text:list-item>
      </text:list>
      <text:p text:style-name="Text_20_body">Strategy/Approach</text:p>
      <text:p text:style-name="Text_20_body">Change references from the middle-man methods to directly call check_field in the check_all method</text:p>
      <text:p text:style-name="Text_20_body">THEN (after testing)</text:p>
      <text:p text:style-name="Text_20_body">Remove Middle Man – Delete these now un-used methods </text:p>
      <text:h text:style-name="P6" text:outline-level="1">Refactoring</text:h>
      <text:h text:style-name="Heading_20_2" text:outline-level="2">Switch statement</text:h>
      <text:h text:style-name="Heading_20_3" text:outline-level="3">Why it's the worst:</text:h>
      <text:p text:style-name="Text_20_body">If we need to handle more filetypes that just txt, csv and xlsx then this would require rewriting the open method of the file handler in order to put an extra elif statement in, this breaks the Open-Closed principle of SOLID, as existing code should be open for extension but closed for modification.</text:p>
      <text:h text:style-name="Heading_20_3" text:outline-level="3">Testing</text:h>
      <text:p text:style-name="Text_20_body">For this I wrote refactoring tests that open a file of each type and also attempt to open an invalid file type that works both before and after the refactor in order to guarantee that the refactoring process doesn't change the functionality of the open method at all.</text:p>
      <text:h text:style-name="Heading_20_3" text:outline-level="3">Version Control</text:h>
      <text:p text:style-name="Text_20_body">I used Github to have a version before and after the change in order to protect against the risk of the refactoring process breaking the functionality (which will be checked by the test method)</text:p>
      <text:h text:style-name="Heading_20_3" text:outline-level="3">Evaluation</text:h>
      <text:p text:style-name="Text_20_body">After modifying the code to use polymorphism rather than switch, it is much more readily extensible, and also having the different types of files that can be handled as an attribute of the file_handler class makes the code more readible. </text:p>
      <text:p text:style-name="Text_20_body">One smell indroduced however is the potential for Shotgun Surgery, as opening a file is a very similar process across the filetypes – if a new attribute of employees was added I would have to change each of the subclasses. This was already somewhat present as the similar responsibility was in seperate methods, however it is made worse by splitting them into their own classes.</text:p>
      <text:h text:style-name="Heading_20_2" text:outline-level="2">Divergent Change</text:h>
      <text:h text:style-name="Heading_20_3" text:outline-level="3">Why it's the worst:</text:h>
      <text:p text:style-name="Text_20_body">The S in SOLID is for single responsibility – at the moment validator has two responsiblities: checking that the data pulled out of a file is formatted correctly, and also applying business rules such as how long an employee id should be. If the file formatting changes or if the business rules change are different reasons for validator to change.</text:p>
      <text:h text:style-name="Heading_20_3" text:outline-level="3">Testing</text:h>
      <text:p text:style-name="Text_20_body">For this the unit tests for test_validator are appropriate so they have been re-used for the refactoring tests. By testing each method of the validator before and after I can ensure that the refactoring does not break it's functionality</text:p>
      <text:h text:style-name="Heading_20_3" text:outline-level="3">Version control</text:h>
      <text:p text:style-name="Text_20_body">I used Github to have a version before and after the change in order to protect against the risk of the refactoring process breaking the functionality (which will be checked by the test method)</text:p>
      <text:h text:style-name="Heading_20_3" text:outline-level="3"><text:soft-page-break/>Evaluation</text:h>
      <text:p text:style-name="Text_20_body">After modifying the code to extract <text:s/>RuleChecker, Validator has only one reason to change, and any changes to the business rules are encapsulated in the RuleChecker class.</text:p>
      <text:p text:style-name="Text_20_body">While changing the Validator's checking methods to use the RuleChecker, I had to change one line many times, due to the bad smell of duplicate code, which is the next to fix</text:p>
      <text:h text:style-name="Heading_20_2" text:outline-level="2">Duplicate Code</text:h>
      <text:h text:style-name="Heading_20_3" text:outline-level="3">Why it's the worst:</text:h>
      <text:p text:style-name="Text_20_body">It breaks the DRY principle (Don't repeat yourself), which is bad because any changes need to be made many places, and a function that should behave consistently may diverge if one place is changed but not another. It also makes the code bloated</text:p>
      <text:h text:style-name="Heading_20_3" text:outline-level="3">Testing</text:h>
      <text:p text:style-name="Text_20_body">For this, as it is also in the Validator, the same tests as Divergent Change are used </text:p>
      <text:h text:style-name="Heading_20_3" text:outline-level="3">Version Control</text:h>
      <text:p text:style-name="Text_20_body">I used Github to have a version before and after the change in order to protect against the risk of the refactoring process breaking the functionality (which will be checked by the test method)</text:p>
      <text:h text:style-name="Heading_20_3" text:outline-level="3">Evaluation</text:h>
      <text:p text:style-name="Text_20_body">After removing the duplicated code and extracting it to a single, general method the code is much less bloated and there is only one place to change if needed. However, since the methods were so similar, they now only function as middle-men, taking their parameters and passing them along to the extracted method. Therefore there is a new bad smell introduced.</text:p>
      <text:h text:style-name="Heading_20_2" text:outline-level="2">Middleman</text:h>
      <text:h text:style-name="Heading_20_3" text:outline-level="3">Why it's the worst:</text:h>
      <text:p text:style-name="Text_20_body">Code should be as short and concise as possible, and middle-men methods that don't add anything only make the code longer and harder to read. Eliminating these methods also allow us to get rid of all mentions of business rules specifics from the validator (there was some coupling remaining after the duplicate code refactoring), so this middleman fix also happens to fix a shotgun surgery smell in one refactoring.</text:p>
      <text:h text:style-name="Heading_20_3" text:outline-level="3">Testing</text:h>
      <text:p text:style-name="Text_20_body">This requires changing the unit tests slightly as we are deleting methods so those no longer need to be tested, instead we will directly test the check_field method and also test the check_all method</text:p>
      <text:h text:style-name="Heading_20_3" text:outline-level="3">Version Control</text:h>
      <text:p text:style-name="Text_20_body">I used Github to have a version before and after the change in order to protect against the risk of the refactoring process breaking the functionality (which will be checked by the test method)</text:p>
      <text:h text:style-name="Heading_20_3" text:outline-level="3"><text:soft-page-break/>Evaluation</text:h>
      <text:p text:style-name="Text_20_body">After removing the middle-man methods the validator class is much smaller and also the logic of what values are reasonable is completely encapsulated – it doesn't need to know anything about how many fields there are, what sort of data is in those fields etc. All of this is done by the RuleCheck cla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adornments="Bol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tab-stops/>
        <style:background-image/>
      </style:paragraph-properties>
      <style:text-properties style:font-name="Calibri Light"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9-26T12:26:59.67</meta:creation-date>
    <dc:date>2017-09-26T18:51:35.48</dc:date>
    <meta:editing-duration>PT6H24M27S</meta:editing-duration>
    <meta:editing-cycles>16</meta:editing-cycles>
    <meta:generator>OpenOffice/4.1.1$Win32 OpenOffice.org_project/411m6$Build-9775</meta:generator>
    <meta:document-statistic meta:table-count="0" meta:image-count="0" meta:object-count="0" meta:page-count="5" meta:paragraph-count="79" meta:word-count="1165" meta:character-count="6926"/>
  </office:meta>
</office:document-meta>
</file>